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2.764cm"/>
    </style:style>
    <style:style style:name="co6" style:family="table-column">
      <style:table-column-properties fo:break-before="auto" style:column-width="7.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Lieu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PNJ</text:p>
          </table:table-cell>
          <table:table-cell table:style-name="ce1" office:value-type="string">
            <text:p>Autres</text:p>
          </table:table-cell>
          <table:table-cell table:style-name="ce1" office:value-type="string">
            <text:p>Fin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float" office:value="1">
            <text:p>1</text:p>
          </table:table-cell>
          <table:table-cell office:value-type="string">
            <text:p>Villageois (place 1)</text:p>
          </table:table-cell>
          <table:table-cell office:value-type="string">
            <text:p>Temple fermé par des villageois</text:p>
          </table:table-cell>
          <table:table-cell office:value-type="string">
            <text:p>Nod parle avec Nel</text:p>
          </table:table-cell>
        </table:table-row>
        <table:table-row table:style-name="ro2">
          <table:table-cell table:number-columns-repeated="2"/>
          <table:table-cell office:value-type="string">
            <text:p>Nad (chez N the wise)</text:p>
          </table:table-cell>
          <table:table-cell office:value-type="string">
            <text:p>Trigger empêchant d’entrer chez N the Wi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us (chez N the wise)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Nad (chez N the wise)</text:p>
          </table:table-cell>
          <table:table-cell office:value-type="string">
            <text:p>Temple fermé par des villageois</text:p>
          </table:table-cell>
          <table:table-cell office:value-type="string">
            <text:p>Nod parle avec Nad et Nus. N the Wise entre et leur parle. Ils sortent. Nod parle avec Nel</text:p>
          </table:table-cell>
        </table:table-row>
        <table:table-row table:style-name="ro2">
          <table:table-cell table:number-columns-repeated="2"/>
          <table:table-cell office:value-type="string">
            <text:p>Nus (chez N the wise)</text:p>
          </table:table-cell>
          <table:table-cell office:value-type="string">
            <text:p>On peut entrer chez N the wi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illageois (place 1)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Villageois (place 2 = tous rassemblés devant le temple) <text:span text:style-name="T1"><text:s/>(prévoir dialogues!)</text:span></text:p>
          </table:table-cell>
          <table:table-cell office:value-type="string">
            <text:p>Temple fermé par New Nad &amp; Nus et la foule</text:p>
          </table:table-cell>
          <table:table-cell office:value-type="string">
            <text:p>Nod &amp; Nel vont dans le parc. N the Wise arrive et leur parle.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Villageois (place 1) <text:span text:style-name="T1"><text:s/>(prévoir dialogues!)</text:span></text:p>
          </table:table-cell>
          <table:table-cell office:value-type="string">
            <text:p>Temple fermé par New Nad &amp; Nus</text:p>
          </table:table-cell>
          <table:table-cell office:value-type="string">
            <text:p>Nod&amp;Nel parlent à New Nad &amp; Nus. Nod&amp;Nel s’éloignent puis parlent entre eux.</text:p>
          </table:table-cell>
        </table:table-row>
        <table:table-row table:style-name="ro2">
          <table:table-cell table:number-columns-repeated="2"/>
          <table:table-cell office:value-type="string">
            <text:p>New Nad &amp; Nus (devant le temple)</text:p>
          </table:table-cell>
          <table:table-cell table:number-columns-repeated="2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Villageois (place 3 = place 1 mais sortie du village possible)<text:span text:style-name="T1"> (prévoir dialogues!)</text:span></text:p>
          </table:table-cell>
          <table:table-cell office:value-type="string">
            <text:p>Temple fermé par des villageois</text:p>
          </table:table-cell>
          <table:table-cell office:value-type="string">
            <text:p>Nod&amp;Nel sortent du village</text:p>
          </table:table-cell>
        </table:table-row>
        <table:table-row table:style-name="ro2">
          <table:table-cell table:number-columns-repeated="2"/>
          <table:table-cell office:value-type="string">
            <text:p>New Nad &amp; Nus (pas de dialogue prévu pour eux ici, ils disparaissent)</text:p>
          </table:table-cell>
          <table:table-cell table:number-columns-repeated="2"/>
        </table:table-row>
        <table:table-row table:style-name="ro3">
          <table:table-cell office:value-type="string">
            <text:p>Plaine</text:p>
          </table:table-cell>
          <table:table-cell/>
          <table:table-cell office:value-type="string">
            <text:p>Dude en fin de map</text:p>
          </table:table-cell>
          <table:table-cell/>
          <table:table-cell office:value-type="string">
            <text:p>Nod &amp; Nel parlent avec Dude</text:p>
          </table:table-cell>
        </table:table-row>
        <table:table-row table:style-name="ro2">
          <table:table-cell office:value-type="string">
            <text:p>Foret</text:p>
          </table:table-cell>
          <table:table-cell/>
          <table:table-cell office:value-type="string">
            <text:p>Personne sur la map</text:p>
          </table:table-cell>
          <table:table-cell/>
          <table:table-cell office:value-type="string">
            <text:p>Juste avant la falaise (même lieu de trigger, au lieu de faire apparaître la map) : cutscene + boss</text:p>
          </table:table-cell>
        </table:table-row>
        <table:table-row table:style-name="ro2">
          <table:table-cell office:value-type="string">
            <text:p>Falaise</text:p>
          </table:table-cell>
          <table:table-cell office:value-type="float" office:value="1">
            <text:p>1</text:p>
          </table:table-cell>
          <table:table-cell office:value-type="string">
            <text:p>Cut scen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22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9T12:35:30</meta:creation-date>
    <dc:date>2013-04-29T22:32:26.55</dc:date>
    <dc:creator>Titel Ephy</dc:creator>
    <meta:editing-duration>PT00H47M59S</meta:editing-duration>
    <meta:editing-cycles>15</meta:editing-cycles>
    <meta:generator>OpenOffice.org/3.2$Win32 OpenOffice.org_project/320m12$Build-9483</meta:generator>
    <meta:document-statistic meta:table-count="3" meta:cell-count="43" meta:object-count="0"/>
  </office:meta>
</office:document-meta>
</file>